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4.5mm"/>
    </style:style>
    <style:style style:name="co9" style:family="table-column">
      <style:table-column-properties fo:break-before="auto" style:column-width="13.16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97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22.4mm"/>
    </style:style>
    <style:style style:name="co16" style:family="table-column">
      <style:table-column-properties fo:break-before="auto" style:column-width="24.32mm"/>
    </style:style>
    <style:style style:name="co17" style:family="table-column">
      <style:table-column-properties fo:break-before="auto" style:column-width="24.04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58.08mm"/>
    </style:style>
    <style:style style:name="co21" style:family="table-column">
      <style:table-column-properties fo:break-before="auto" style:column-width="18.33mm"/>
    </style:style>
    <style:style style:name="co22" style:family="table-column">
      <style:table-column-properties fo:break-before="auto" style:column-width="16.69mm"/>
    </style:style>
    <style:style style:name="co23" style:family="table-column">
      <style:table-column-properties fo:break-before="auto" style:column-width="10.71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xed_as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mpte <text:s/></text:p>
          </table:table-cell>
          <table:table-cell office:value-type="string" calcext:value-type="string">
            <text:p>No <text:s text:c="3"/></text:p>
          </table:table-cell>
          <table:table-cell office:value-type="string" calcext:value-type="string">
            <text:p>Libell� <text:s text:c="32"/></text:p>
          </table:table-cell>
          <table:table-cell office:value-type="string" calcext:value-type="string">
            <text:p>Mode Acq.</text:p>
          </table:table-cell>
          <table:table-cell table:style-name="Default" office:value-type="string" calcext:value-type="string">
            <text:p>Dt Achat </text:p>
          </table:table-cell>
          <table:table-cell office:value-type="string" calcext:value-type="string">
            <text:p>V. acquis. </text:p>
          </table:table-cell>
          <table:table-cell office:value-type="string" calcext:value-type="string">
            <text:p>Mode Amort <text:s text:c="5"/></text:p>
          </table:table-cell>
          <table:table-cell table:style-name="Default" office:value-type="string" calcext:value-type="string">
            <text:p>Dt Amort</text:p>
          </table:table-cell>
          <table:table-cell office:value-type="string" calcext:value-type="string">
            <text:p>V. Amortis.</text:p>
          </table:table-cell>
          <table:table-cell office:value-type="string" calcext:value-type="string">
            <text:p>D.Amt</text:p>
          </table:table-cell>
          <table:table-cell office:value-type="string" calcext:value-type="string">
            <text:p>Taux Amt </text:p>
          </table:table-cell>
          <table:table-cell office:value-type="string" calcext:value-type="string">
            <text:p>Mode cess.</text:p>
          </table:table-cell>
          <table:table-cell office:value-type="string" calcext:value-type="string">
            <text:p>Dt Ces</text:p>
          </table:table-cell>
          <table:table-cell office:value-type="string" calcext:value-type="string">
            <text:p>V. Cession </text:p>
          </table:table-cell>
          <table:table-cell office:value-type="string" calcext:value-type="string">
            <text:p>At.Ant.Eco </text:p>
          </table:table-cell>
          <table:table-cell office:value-type="string" calcext:value-type="string">
            <text:p>At.Ant.D�ro</text:p>
          </table:table-cell>
          <table:table-cell office:value-type="string" calcext:value-type="string">
            <text:p>At.Ant.Excp</text:p>
          </table:table-cell>
          <table:table-cell office:value-type="string" calcext:value-type="string">
            <text:p>Amt.Exo Eco</text:p>
          </table:table-cell>
          <table:table-cell office:value-type="string" calcext:value-type="string">
            <text:p>At Exo D�ro</text:p>
          </table:table-cell>
          <table:table-cell office:value-type="string" calcext:value-type="string">
            <text:p>At Exo Excp</text:p>
          </table:table-cell>
          <table:table-cell office:value-type="string" calcext:value-type="string">
            <text:p>VNC fin exo</text:p>
          </table:table-cell>
          <table:table-cell office:value-type="string" calcext:value-type="string">
            <text:p>Flag Immeuble </text:p>
          </table:table-cell>
          <table:table-cell office:value-type="string" calcext:value-type="string">
            <text:p>Montant d'amort avt valeur v�nale</text:p>
          </table:table-cell>
          <table:table-cell office:value-type="string" calcext:value-type="string">
            <text:p>Valeur v�nale</text:p>
          </table:table-cell>
          <table:table-cell office:value-type="string" calcext:value-type="string">
            <text:p>Activit�</text:p>
          </table:table-cell>
          <table:table-cell office:value-type="string" calcext:value-type="string">
            <text:p>Groupe</text:p>
          </table:table-cell>
          <table:table-cell/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IEL PAIE <text:s text:c="18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13/11/07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13/11/07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0700000" calcext:value-type="float">
            <text:p>20700000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ONDS DE COMMERCE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1/05/0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n amortissable</text:p>
          </table:table-cell>
          <table:table-cell office:value-type="string" calcext:value-type="string">
            <text:p>01/05/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10"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0800000" calcext:value-type="float">
            <text:p>208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ICIEL <text:s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5/04/0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05/04/04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999952" calcext:value-type="float">
            <text:p>99995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310000" calcext:value-type="float">
            <text:p>21310000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TRAVAUX MONTAGE ET COUVERTURE 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9/02/12</text:p>
          </table:table-cell>
          <table:table-cell office:value-type="float" office:value="32724" calcext:value-type="float">
            <text:p>32724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9/02/12</text:p>
          </table:table-cell>
          <table:table-cell office:value-type="float" office:value="32724" calcext:value-type="float">
            <text:p>32724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52.37" calcext:value-type="float">
            <text:p>21452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4.85" calcext:value-type="float">
            <text:p>4674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6.78" calcext:value-type="float">
            <text:p>6596,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999954" calcext:value-type="float">
            <text:p>999954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ISE ROTATIVE OCC. <text:s text:c="19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31/07/96</text:p>
          </table:table-cell>
          <table:table-cell office:value-type="float" office:value="6555.31" calcext:value-type="float">
            <text:p>6555,31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1/07/96</text:p>
          </table:table-cell>
          <table:table-cell office:value-type="float" office:value="6555.31" calcext:value-type="float">
            <text:p>6555,31</text:p>
          </table:table-cell>
          <table:table-cell office:value-type="float" office:value="3" calcext:value-type="float">
            <text:p>3</text:p>
          </table:table-cell>
          <table:table-cell office:value-type="float" office:value="33.3333" calcext:value-type="float">
            <text:p>33,3333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5.31" calcext:value-type="float">
            <text:p>6555,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9046" calcext:value-type="float">
            <text:p>9046</text:p>
          </table:table-cell>
          <table:table-cell office:value-type="string" calcext:value-type="string">
            <text:p>MODULE AUTOGUIDAGE RTK QUAD+KIT RADIO <text:s text:c="2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6/01/10</text:p>
          </table:table-cell>
          <table:table-cell office:value-type="float" office:value="24346" calcext:value-type="float">
            <text:p>24346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6/01/10</text:p>
          </table:table-cell>
          <table:table-cell office:value-type="float" office:value="24346" calcext:value-type="float">
            <text:p>2434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46" calcext:value-type="float">
            <text:p>2434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29" calcext:value-type="float">
            <text:p>699929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9059" calcext:value-type="float">
            <text:p>9059</text:p>
          </table:table-cell>
          <table:table-cell office:value-type="string" calcext:value-type="string">
            <text:p>EQUIPT RTK SUR TRACTEUR <text:s text:c="16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2/02/1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2/02/11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29" calcext:value-type="float">
            <text:p>699929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9061" calcext:value-type="float">
            <text:p>9061</text:p>
          </table:table-cell>
          <table:table-cell office:value-type="string" calcext:value-type="string">
            <text:p>HOUE ROTATIVE A ATTELAGE PIVOTANT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4/03/11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4/03/11</text:p>
          </table:table-cell>
          <table:table-cell office:value-type="float" office:value="22000" calcext:value-type="float">
            <text:p>22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20" calcext:value-type="float">
            <text:p>699920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9065" calcext:value-type="float">
            <text:p>9065</text:p>
          </table:table-cell>
          <table:table-cell office:value-type="string" calcext:value-type="string">
            <text:p>DESHERBEUR THERMIQUE 3 M AVEC COMPRESSEU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4/04/11</text:p>
          </table:table-cell>
          <table:table-cell office:value-type="float" office:value="23445" calcext:value-type="float">
            <text:p>23445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04/04/11</text:p>
          </table:table-cell>
          <table:table-cell office:value-type="float" office:value="23445" calcext:value-type="float">
            <text:p>234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45" calcext:value-type="float">
            <text:p>2344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20" calcext:value-type="float">
            <text:p>699920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9066" calcext:value-type="float">
            <text:p>9066</text:p>
          </table:table-cell>
          <table:table-cell office:value-type="string" calcext:value-type="string">
            <text:p>HERSE ETRILLE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0/04/11</text:p>
          </table:table-cell>
          <table:table-cell office:value-type="float" office:value="17495" calcext:value-type="float">
            <text:p>17495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0/04/11</text:p>
          </table:table-cell>
          <table:table-cell office:value-type="float" office:value="17495" calcext:value-type="float">
            <text:p>1749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" calcext:value-type="float">
            <text:p>174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20" calcext:value-type="float">
            <text:p>699920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ENSEMBLE TUYAUX IRRIGATION <text:s text:c="13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6/04/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6/04/1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3.3333" calcext:value-type="float">
            <text:p>33,3333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11" calcext:value-type="float">
            <text:p>699911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9070" calcext:value-type="float">
            <text:p>9070</text:p>
          </table:table-cell>
          <table:table-cell office:value-type="string" calcext:value-type="string">
            <text:p>REPIQUEUSE <text:s text:c="29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1/06/11</text:p>
          </table:table-cell>
          <table:table-cell office:value-type="float" office:value="7944.3" calcext:value-type="float">
            <text:p>7944,3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01/06/11</text:p>
          </table:table-cell>
          <table:table-cell office:value-type="float" office:value="7944.3" calcext:value-type="float">
            <text:p>7944,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4.3" calcext:value-type="float">
            <text:p>7944,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23" calcext:value-type="float">
            <text:p>699923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UR DOUBLE 22M <text:s text:c="19"/>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30/08/1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4500" calcext:value-type="float">
            <text:p>4500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3.22" calcext:value-type="float">
            <text:p>2573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.86" calcext:value-type="float">
            <text:p>642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3.92" calcext:value-type="float">
            <text:p>1283,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 SILOT <text:s/>H2M50 <text:s text:c="22"/>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29/07/11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3218" calcext:value-type="float">
            <text:p>3218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.12" calcext:value-type="float">
            <text:p>184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.71" calcext:value-type="float">
            <text:p>459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.17" calcext:value-type="float">
            <text:p>918,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MOIRE DE DISTRIBUTION <text:s text:c="16"/>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15/09/11</text:p>
          </table:table-cell>
          <table:table-cell office:value-type="float" office:value="4444.62" calcext:value-type="float">
            <text:p>4444,62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4444.62" calcext:value-type="float">
            <text:p>4444,62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1.56" calcext:value-type="float">
            <text:p>2541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.95" calcext:value-type="float">
            <text:p>63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.11" calcext:value-type="float">
            <text:p>1268,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ULE OS MA�S <text:s text:c="24"/>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12/10/11</text:p>
          </table:table-cell>
          <table:table-cell office:value-type="float" office:value="51500" calcext:value-type="float">
            <text:p>515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51500" calcext:value-type="float">
            <text:p>51500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48.99" calcext:value-type="float">
            <text:p>29448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7.14" calcext:value-type="float">
            <text:p>735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93.87" calcext:value-type="float">
            <text:p>14693,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PLANTATION SECHOIR MANUTENTION LIGNE B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13/10/11</text:p>
          </table:table-cell>
          <table:table-cell office:value-type="float" office:value="90412.5" calcext:value-type="float">
            <text:p>90412,5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90412.5" calcext:value-type="float">
            <text:p>90412,5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00.12" calcext:value-type="float">
            <text:p>5170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6.06" calcext:value-type="float">
            <text:p>12916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96.32" calcext:value-type="float">
            <text:p>25796,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ENSION DE STOCKAGE <text:s text:c="18"/>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09/11/11</text:p>
          </table:table-cell>
          <table:table-cell office:value-type="float" office:value="34651.5" calcext:value-type="float">
            <text:p>34651,5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34651.5" calcext:value-type="float">
            <text:p>34651,5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14.59" calcext:value-type="float">
            <text:p>19814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0.21" calcext:value-type="float">
            <text:p>495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86.7" calcext:value-type="float">
            <text:p>9886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HOIR A CEREALES 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13/03/12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23000" calcext:value-type="float">
            <text:p>23000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1.97" calcext:value-type="float">
            <text:p>13151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5.71" calcext:value-type="float">
            <text:p>3285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2.32" calcext:value-type="float">
            <text:p>6562,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URNITURES RACCORDEMENT SECHOIR <text:s text:c="7"/>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30/09/12</text:p>
          </table:table-cell>
          <table:table-cell office:value-type="float" office:value="11545.85" calcext:value-type="float">
            <text:p>11545,85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11545.85" calcext:value-type="float">
            <text:p>11545,85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2.21" calcext:value-type="float">
            <text:p>6602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9.41" calcext:value-type="float">
            <text:p>1649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4.23" calcext:value-type="float">
            <text:p>3294,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URNITURES+MO SECHOIR <text:s text:c="17"/></text:p>
          </table:table-cell>
          <table:table-cell office:value-type="string" calcext:value-type="string">
            <text:p>Virement p</text:p>
          </table:table-cell>
          <table:table-cell office:value-type="string" calcext:value-type="string">
            <text:p>31/03/12</text:p>
          </table:table-cell>
          <table:table-cell office:value-type="float" office:value="261609.99" calcext:value-type="float">
            <text:p>261609,99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30/09/12</text:p>
          </table:table-cell>
          <table:table-cell office:value-type="float" office:value="261609.99" calcext:value-type="float">
            <text:p>261609,99</text:p>
          </table:table-cell>
          <table:table-cell office:value-type="float" office:value="7" calcext:value-type="float">
            <text:p>7</text:p>
          </table:table-cell>
          <table:table-cell office:value-type="float" office:value="14.2857" calcext:value-type="float">
            <text:p>14,2857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95.09" calcext:value-type="float">
            <text:p>149595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72.82" calcext:value-type="float">
            <text:p>37372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42.08" calcext:value-type="float">
            <text:p>74642,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912" calcext:value-type="float">
            <text:p>6109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530000" calcext:value-type="float">
            <text:p>2153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FIL <text:s/>+ PLIAGE (BARDAGE SECHOIR) <text:s text:c="5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4/09/14</text:p>
          </table:table-cell>
          <table:table-cell office:value-type="float" office:value="3051.7" calcext:value-type="float">
            <text:p>3051,7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4/09/14</text:p>
          </table:table-cell>
          <table:table-cell office:value-type="float" office:value="3051.7" calcext:value-type="float">
            <text:p>3051,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.55" calcext:value-type="float">
            <text:p>1232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.34" calcext:value-type="float">
            <text:p>610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.81" calcext:value-type="float">
            <text:p>1208,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10112" calcext:value-type="float">
            <text:p>61011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10000" calcext:value-type="float">
            <text:p>218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MBRE FROIDE <text:s text:c="25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9/06/94</text:p>
          </table:table-cell>
          <table:table-cell office:value-type="float" office:value="4946.81" calcext:value-type="float">
            <text:p>4946,81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09/06/94</text:p>
          </table:table-cell>
          <table:table-cell office:value-type="float" office:value="4946.81" calcext:value-type="float">
            <text:p>4946,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6.81" calcext:value-type="float">
            <text:p>4946,8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99954" calcext:value-type="float">
            <text:p>99954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10000" calcext:value-type="float">
            <text:p>21810000</text:p>
          </table:table-cell>
          <table:table-cell office:value-type="float" office:value="9021" calcext:value-type="float">
            <text:p>9021</text:p>
          </table:table-cell>
          <table:table-cell office:value-type="string" calcext:value-type="string">
            <text:p>CHAMBRE FROIDE SUD <text:s text:c="20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8/08/16</text:p>
          </table:table-cell>
          <table:table-cell office:value-type="float" office:value="30833.33" calcext:value-type="float">
            <text:p>30833,33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08/08/16</text:p>
          </table:table-cell>
          <table:table-cell office:value-type="float" office:value="30833.33" calcext:value-type="float">
            <text:p>30833,3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.87" calcext:value-type="float">
            <text:p>907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6.67" calcext:value-type="float">
            <text:p>6166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8.79" calcext:value-type="float">
            <text:p>23758,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99336" calcext:value-type="float">
            <text:p>99336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20000" calcext:value-type="float">
            <text:p>218200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MORQUE NOVA <text:s text:c="15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3/04/02</text:p>
          </table:table-cell>
          <table:table-cell office:value-type="float" office:value="886.29" calcext:value-type="float">
            <text:p>886,29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03/04/02</text:p>
          </table:table-cell>
          <table:table-cell office:value-type="float" office:value="886.29" calcext:value-type="float">
            <text:p>886,2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.29" calcext:value-type="float">
            <text:p>886,2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20000" calcext:value-type="float">
            <text:p>2182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MI REMORQUE KEYSER SOZE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10/12/02</text:p>
          </table:table-cell>
          <table:table-cell office:value-type="float" office:value="12195.93" calcext:value-type="float">
            <text:p>12195,93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10/12/02</text:p>
          </table:table-cell>
          <table:table-cell office:value-type="float" office:value="12195.93" calcext:value-type="float">
            <text:p>12195,93</text:p>
          </table:table-cell>
          <table:table-cell office:value-type="float" office:value="3" calcext:value-type="float">
            <text:p>3</text:p>
          </table:table-cell>
          <table:table-cell office:value-type="float" office:value="33.3333" calcext:value-type="float">
            <text:p>33,3333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5.93" calcext:value-type="float">
            <text:p>12195,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20000" calcext:value-type="float">
            <text:p>2182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TROAN NIMO AD-123-YU <text:s text:c="15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9/01/16</text:p>
          </table:table-cell>
          <table:table-cell office:value-type="float" office:value="2658.33" calcext:value-type="float">
            <text:p>2658,33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9/01/16</text:p>
          </table:table-cell>
          <table:table-cell office:value-type="float" office:value="2658.33" calcext:value-type="float">
            <text:p>2658,33</text:p>
          </table:table-cell>
          <table:table-cell office:value-type="float" office:value="3" calcext:value-type="float">
            <text:p>3</text:p>
          </table:table-cell>
          <table:table-cell office:value-type="float" office:value="33.3333" calcext:value-type="float">
            <text:p>33,3333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.66" calcext:value-type="float">
            <text:p>595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.11" calcext:value-type="float">
            <text:p>886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.56" calcext:value-type="float">
            <text:p>1176,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25" calcext:value-type="float">
            <text:p>699925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20000" calcext:value-type="float">
            <text:p>21820000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TOYATA 4X4 <text:s text:c="29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1/01/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1/01/13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699925" calcext:value-type="float">
            <text:p>699925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30000" calcext:value-type="float">
            <text:p>218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ECOPIEUR CANION <text:s text:c="22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5/10/93</text:p>
          </table:table-cell>
          <table:table-cell office:value-type="float" office:value="762.25" calcext:value-type="float">
            <text:p>762,25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5/10/93</text:p>
          </table:table-cell>
          <table:table-cell office:value-type="float" office:value="762.25" calcext:value-type="float">
            <text:p>762,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.25" calcext:value-type="float">
            <text:p>762,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30000" calcext:value-type="float">
            <text:p>2183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LEPHONE VOITURE <text:s text:c="22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6/09/96</text:p>
          </table:table-cell>
          <table:table-cell office:value-type="float" office:value="397.89" calcext:value-type="float">
            <text:p>397,89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06/09/96</text:p>
          </table:table-cell>
          <table:table-cell office:value-type="float" office:value="397.89" calcext:value-type="float">
            <text:p>397,8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.89" calcext:value-type="float">
            <text:p>397,8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40000" calcext:value-type="float">
            <text:p>21840000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MOBILHOME CERRE 26 N�CHASSIS 123456 <text:s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3/03/1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in�aire <text:s text:c="7"/></text:p>
          </table:table-cell>
          <table:table-cell office:value-type="string" calcext:value-type="string">
            <text:p>23/03/13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33.3333" calcext:value-type="float">
            <text:p>33,3333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999399" calcext:value-type="float">
            <text:p>999399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1850000" calcext:value-type="float">
            <text:p>218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N DE GARDE <text:s text:c="25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8/11/0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n amortissable</text:p>
          </table:table-cell>
          <table:table-cell office:value-type="string" calcext:value-type="string">
            <text:p>28/11/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10"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3120000" calcext:value-type="float">
            <text:p>23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TION DE PROJET <text:s text:c="22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6/09/16</text:p>
          </table:table-cell>
          <table:table-cell office:value-type="float" office:value="1950.96" calcext:value-type="float">
            <text:p>1950,96</text:p>
          </table:table-cell>
          <table:table-cell office:value-type="string" calcext:value-type="string">
            <text:p>Non amortissable</text:p>
          </table:table-cell>
          <table:table-cell office:value-type="string" calcext:value-type="string">
            <text:p>06/09/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10"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50.96" calcext:value-type="float">
            <text:p>1950,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999952" calcext:value-type="float">
            <text:p>999952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7100000" calcext:value-type="float">
            <text:p>27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S <text:s text:c="15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13/08/07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on amortissable</text:p>
          </table:table-cell>
          <table:table-cell office:value-type="string" calcext:value-type="string">
            <text:p>13/08/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10"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7100000" calcext:value-type="float">
            <text:p>27100000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PARTS 2 <text:s text:c="16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13/08/0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on amortissable</text:p>
          </table:table-cell>
          <table:table-cell office:value-type="string" calcext:value-type="string">
            <text:p>13/08/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10"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 CONVENTION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9/07/04</text:p>
          </table:table-cell>
          <table:table-cell office:value-type="float" office:value="157.19" calcext:value-type="float">
            <text:p>157,19</text:p>
          </table:table-cell>
          <table:table-cell office:value-type="string" calcext:value-type="string">
            <text:p>Non amortissable</text:p>
          </table:table-cell>
          <table:table-cell office:value-type="string" calcext:value-type="string">
            <text:p>29/07/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10"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.19" calcext:value-type="float">
            <text:p>157,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CAUTION 2 APPARTEMENT 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9/05/12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Non amortissable</text:p>
          </table:table-cell>
          <table:table-cell office:value-type="string" calcext:value-type="string">
            <text:p>29/05/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10"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27511000" calcext:value-type="float">
            <text:p>275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EMENT DE GARANTIE <text:s text:c="18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16/03/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n amortissable</text:p>
          </table:table-cell>
          <table:table-cell office:value-type="string" calcext:value-type="string">
            <text:p>16/03/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10"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/>
        </table:table-row>
        <table:table-row table:style-name="ro1">
          <table:table-cell office:value-type="float" office:value="1310000000" calcext:value-type="float">
            <text:p>131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V SILO/CTE Solde subv. 'mèr <text:s text:c="9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17/04/2001</text:p>
          </table:table-cell>
          <table:table-cell office:value-type="string" calcext:value-type="string">
            <text:p>2499.89</text:p>
          </table:table-cell>
          <table:table-cell office:value-type="string" calcext:value-type="string">
            <text:p>Linéaire <text:s text:c="7"/></text:p>
          </table:table-cell>
          <table:table-cell office:value-type="string" calcext:value-type="string">
            <text:p>17/04/2001</text:p>
          </table:table-cell>
          <table:table-cell office:value-type="string" calcext:value-type="string">
            <text:p>2499.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99.8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000000" calcext:value-type="float">
            <text:p>131000000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UBV.CELLULES GR <text:s text:c="23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09/11/2004</text:p>
          </table:table-cell>
          <table:table-cell office:value-type="string" calcext:value-type="string">
            <text:p>15657.13</text:p>
          </table:table-cell>
          <table:table-cell office:value-type="string" calcext:value-type="string">
            <text:p>Linéaire <text:s text:c="7"/></text:p>
          </table:table-cell>
          <table:table-cell office:value-type="string" calcext:value-type="string">
            <text:p>09/11/2004</text:p>
          </table:table-cell>
          <table:table-cell office:value-type="string" calcext:value-type="string">
            <text:p>15657.13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10.9091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657.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000000" calcext:value-type="float">
            <text:p>13100000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UBV.CELLULES GR <text:s text:c="23"/></text:p>
          </table:table-cell>
          <table:table-cell office:value-type="string" calcext:value-type="string">
            <text:p>Achat <text:s text:c="4"/></text:p>
          </table:table-cell>
          <table:table-cell office:value-type="string" calcext:value-type="string">
            <text:p>24/05/2005</text:p>
          </table:table-cell>
          <table:table-cell office:value-type="float" office:value="10615" calcext:value-type="float">
            <text:p>10615</text:p>
          </table:table-cell>
          <table:table-cell office:value-type="string" calcext:value-type="string">
            <text:p>Linéaire <text:s text:c="7"/></text:p>
          </table:table-cell>
          <table:table-cell office:value-type="string" calcext:value-type="string">
            <text:p>24/05/2005</text:p>
          </table:table-cell>
          <table:table-cell office:value-type="float" office:value="10615" calcext:value-type="float">
            <text:p>10615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11.6505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15" calcext:value-type="float">
            <text:p>106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000000" calcext:value-type="float">
            <text:p>13100000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VE 40% HERSE ETRILLE <text:s text:c="18"/></text:p>
          </table:table-cell>
          <table:table-cell office:value-type="string" calcext:value-type="string">
            <text:p>Octroi <text:s text:c="3"/></text:p>
          </table:table-cell>
          <table:table-cell office:value-type="string" calcext:value-type="string">
            <text:p>01/02/201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Linéaire <text:s text:c="7"/></text:p>
          </table:table-cell>
          <table:table-cell office:value-type="string" calcext:value-type="string">
            <text:p>01/02/2012</text:p>
          </table:table-cell>
          <table:table-cell office:value-type="float" office:value="3536" calcext:value-type="float">
            <text:p>353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000000" calcext:value-type="float">
            <text:p>1310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UBV PPE CHAUDIERE <text:s text:c="21"/></text:p>
          </table:table-cell>
          <table:table-cell office:value-type="string" calcext:value-type="string">
            <text:p>Octroi <text:s text:c="3"/></text:p>
          </table:table-cell>
          <table:table-cell office:value-type="string" calcext:value-type="string">
            <text:p>20/01/2014</text:p>
          </table:table-cell>
          <table:table-cell office:value-type="float" office:value="32280" calcext:value-type="float">
            <text:p>32280</text:p>
          </table:table-cell>
          <table:table-cell office:value-type="string" calcext:value-type="string">
            <text:p>Linéaire <text:s text:c="7"/></text:p>
          </table:table-cell>
          <table:table-cell office:value-type="string" calcext:value-type="string">
            <text:p>20/09/2013</text:p>
          </table:table-cell>
          <table:table-cell office:value-type="float" office:value="32280" calcext:value-type="float">
            <text:p>322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86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182.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14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7"/>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1:18:32.601256505</dc:date>
    <meta:editing-duration>PT1M39S</meta:editing-duration>
    <meta:editing-cycles>1</meta:editing-cycles>
    <meta:generator>LibreOffice/6.0.7.3$Linux_X86_64 LibreOffice_project/00m0$Build-3</meta:generator>
    <meta:document-statistic meta:table-count="1" meta:cell-count="1149" meta:object-count="0"/>
  </office:meta>
</office:document-meta>
</file>